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style: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style: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0b5e4" officeooo:paragraph-rsid="0850b5e4"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36"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37"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4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44"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b3844" style:font-size-asian="12pt" style:font-style-asian="normal" style:font-weight-asian="normal" style:font-size-complex="12pt" style:font-style-complex="normal" style:font-weight-complex="normal"/>
    </style:style>
    <style:style style:name="P49"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50"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5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2"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53"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54"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55"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56"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57" style:family="paragraph" style:parent-style-name="Text_20_body" style:master-page-name="">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58" style:family="paragraph" style:parent-style-name="Text_20_body"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59"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60"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2" style:family="paragraph" style:parent-style-name="Heading_20_1" style:master-page-name="">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63"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64" style:family="paragraph" style:parent-style-name="Heading_20_1">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65" style:family="paragraph" style:parent-style-name="Standard" style:list-style-name="L1">
      <style:paragraph-properties fo:margin-left="1.27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66" style:family="paragraph" style:parent-style-name="Standard" style:list-style-name="L2">
      <loext:graphic-properties draw:fill="none"/>
      <style:paragraph-properties fo:margin-top="0cm" fo:margin-bottom="0cm" style: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loext:opacity="100%"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variant="normal" fo:text-transform="none" fo:color="#000514" loext:opacity="100%"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1.3cm" fo:margin-right="0cm" fo:margin-top="0cm" fo:margin-bottom="0cm" style:contextual-spacing="false" fo:line-height="100%" fo:text-align="start" style:justify-single-word="false" fo:text-indent="0cm" style:auto-text-indent="false" fo:background-color="transparent"/>
      <style:text-properties fo:font-variant="normal" fo:text-transform="none" fo:color="#000514" loext:opacity="100%" style:font-name="Liberation Serif" fo:font-size="12pt" fo:letter-spacing="normal"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72" style:family="paragraph" style:parent-style-name="Standard" style:master-page-name="">
      <loext:graphic-properties draw:fill="none"/>
      <style:paragraph-properties fo:margin-left="1.3cm" fo:margin-right="0cm" fo:margin-top="0cm" fo:margin-bottom="0cm" style: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88d41cd"/>
    </style:style>
    <style:style style:name="P75"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d41cd" style:font-size-asian="12pt" style:font-style-asian="normal" style:font-weight-asian="bold" style:font-size-complex="12pt" style:font-style-complex="normal" style:font-weight-complex="bold"/>
    </style:style>
    <style:style style:name="P76"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d41cd" style:font-size-asian="12pt" style:font-style-asian="normal" style:font-weight-asian="bold" style:font-size-complex="12pt" style:font-style-complex="normal" style:font-weight-complex="bold"/>
    </style:style>
    <style:style style:name="P77"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d41cd" style:font-size-asian="12pt" style:font-style-asian="normal" style:font-weight-asian="bold" style:font-size-complex="12pt" style:font-style-complex="normal" style:font-weight-complex="bold"/>
    </style:style>
    <style:style style:name="P78" style:family="paragraph" style:parent-style-name="Text_20_body">
      <loext:graphic-properties draw:fill="none"/>
      <style:paragraph-properties fo:margin-left="1.3cm" fo:margin-right="0cm" fo:margin-top="0cm" fo:margin-bottom="0cm" style:contextual-spacing="false" fo:line-height="100%" fo:text-align="start" style:justify-single-word="false" fo:orphans="0" fo:widows="0" fo:text-indent="0cm" style:auto-text-indent="false" fo:background-color="transparent" style:shadow="none">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79"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80"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fo:font-size="12pt" fo:font-weight="normal" officeooo:paragraph-rsid="088d41cd" style:font-size-asian="12pt" style:font-weight-asian="normal" style:font-size-complex="12pt" style:font-weight-complex="normal"/>
    </style:style>
    <style:style style:name="P81" style:family="paragraph" style:parent-style-name="Text_20_body">
      <loext:graphic-properties draw:fill="none"/>
      <style:paragraph-properties fo:margin-left="1.27cm" fo:margin-right="0cm" fo:margin-top="0cm" fo:margin-bottom="0cm" style: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d41cd"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5005c"/>
    </style:style>
    <style:style style:name="T37" style:family="text">
      <style:text-properties officeooo:rsid="086673cd"/>
    </style:style>
    <style:style style:name="T38" style:family="text">
      <style:text-properties fo:language="en" fo:country="US"/>
    </style:style>
    <style:style style:name="T39" style:family="text">
      <style:text-properties officeooo:rsid="08670387"/>
    </style:style>
    <style:style style:name="T40" style:family="text">
      <style:text-properties officeooo:rsid="086aeb77"/>
    </style:style>
    <style:style style:name="T41" style:family="text">
      <style:text-properties officeooo:rsid="08765b1c"/>
    </style:style>
    <style:style style:name="T42" style:family="text">
      <style:text-properties officeooo:rsid="08777ccc"/>
    </style:style>
    <style:style style:name="T43" style:family="text">
      <style:text-properties officeooo:rsid="0877ed49"/>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8b0c17" style:font-size-asian="12pt" style:font-style-asian="normal" style:font-weight-asian="normal" style:font-size-complex="12pt" style:font-style-complex="normal" style:font-weight-complex="normal"/>
    </style:style>
    <style:style style:name="T50"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1"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55"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56"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weight="normal" style:font-size-asian="12pt" style:font-weight-asian="normal" style:font-size-complex="12pt" style:font-weight-complex="normal"/>
    </style:style>
    <style:style style:name="T58" style:family="text">
      <style:text-properties style:font-name="Liberation Serif" officeooo:rsid="087b3844"/>
    </style:style>
    <style:style style:name="T59" style:family="text">
      <style:text-properties style:font-name="Liberation Serif" officeooo:rsid="0618191e"/>
    </style:style>
    <style:style style:name="T60" style:family="text">
      <style:text-properties fo:font-variant="normal" fo:text-transform="none" fo:color="#000514" loext:opacity="100%"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514" loext:opacity="100%" style:font-name="Liberation Serif" fo:letter-spacing="normal"/>
    </style:style>
    <style:style style:name="T62" style:family="text">
      <style:text-properties fo:font-variant="normal" fo:text-transform="none" fo:color="#000514" loext:opacity="100%" style:font-name="Liberation Serif" fo:letter-spacing="normal" officeooo:rsid="0618191e"/>
    </style:style>
    <style:style style:name="T63" style:family="text">
      <style:text-properties fo:font-variant="normal" fo:text-transform="none" fo:color="#000514" loext:opacity="100%" style:font-name="Liberation Serif" fo:letter-spacing="normal" fo:font-style="italic" officeooo:rsid="0618191e" style:font-style-asian="italic" style:font-style-complex="italic"/>
    </style:style>
    <style:style style:name="T64" style:family="text">
      <style:text-properties fo:font-variant="normal" fo:text-transform="none" fo:color="#000514" loext:opacity="100%" style:font-name="Liberation Serif" fo:letter-spacing="normal" officeooo:rsid="087d3117"/>
    </style:style>
    <style:style style:name="T65" style:family="text">
      <style:text-properties fo:font-variant="normal" fo:text-transform="none" fo:color="#000514" loext:opacity="100%" style:font-name="Liberation Serif" fo:letter-spacing="normal" officeooo:rsid="087d3117" style:font-name-asian="Noto Sans CJK SC Regular" style:font-name-complex="FreeSans"/>
    </style:style>
    <style:style style:name="T66" style:family="text">
      <style:text-properties fo:font-variant="normal" fo:text-transform="none" fo:color="#000514" loext:opacity="100%" style:font-name="Liberation Serif" fo:letter-spacing="normal" officeooo:rsid="08807b36"/>
    </style:style>
    <style:style style:name="T67" style:family="text">
      <style:text-properties officeooo:rsid="08807b36"/>
    </style:style>
    <style:style style:name="T68" style:family="text">
      <style:text-properties officeooo:rsid="0881bdee"/>
    </style:style>
    <style:style style:name="T69" style:family="text">
      <style:text-properties officeooo:rsid="08859822"/>
    </style:style>
    <style:style style:name="T70" style:family="text">
      <style:text-properties officeooo:rsid="088785b4"/>
    </style:style>
    <style:style style:name="T71" style:family="text">
      <style:text-properties officeooo:rsid="0887b805"/>
    </style:style>
    <style:style style:name="T72"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3">Informe <text:span text:style-name="T8">de la investigación realizada sobre</text:span></text:p>
            <text:p text:style-name="P14">algunos requisitos no funcionales</text:p>
            <text:p text:style-name="P10"/>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fesor</text:p>
            <text:p text:style-name="P7">Róbinson Coronado García</text:p>
            <text:p text:style-name="P2"/>
            <text:p text:style-name="P2"/>
            <text:p text:style-name="P1"/>
            <text:p text:style-name="P1"/>
            <text:p text:style-name="P12">Alumno<text:span text:style-name="T69">s</text:span></text:p>
            <text:p text:style-name="P3">Oscar Darío Botero Vargas</text:p>
            <text:p text:style-name="P3">C.C. 71’764,308</text:p>
            <text:p text:style-name="P3"/>
            <text:p text:style-name="P8">Kelly Stefanía Tobón Montoya</text:p>
            <text:p text:style-name="P8">C.C. 1,038,814,926 </text:p>
            <text:p text:style-name="P11"/>
            <text:p text:style-name="P11">Juan Guillrmo Hernádez Alarcón</text:p>
            <text:p text:style-name="P9">C.C. 1,0<text:span text:style-name="T68">2</text:span>8,<text:span text:style-name="T68">034</text:span>,<text:span text:style-name="T68">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p text:style-name="P21"><text:soft-page-break/></text:p>
      <text:p text:style-name="P22">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1"/>
      <text:p text:style-name="P23">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p text:style-name="P21"/>
      <text:p text:style-name="P21"/>
      <text:p text:style-name="P28">A continuación present<text:span text:style-name="T70">amos</text:span> 7 requisitos no funcionales.</text:p>
      <text:p text:style-name="P21"/>
      <text:p text:style-name="P21"/>
      <text:p text:style-name="P32">Adaptabilidad</text:p>
      <text:p text:style-name="P24">El artículo <text:span text:style-name="T3">Adaptability</text:span><text:span text:style-name="T11"> (</text:span>29 <text:span text:style-name="T13">de </text:span>abril <text:span text:style-name="T13">de 2020) dice que:</text:span></text:p>
      <text:p text:style-name="P18">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21"/>
      <text:p text:style-name="P21"/>
      <text:p text:style-name="P33">Transparencia</text:p>
      <text:p text:style-name="P25">El artículo <text:span text:style-name="T4">Transparency (behavior)</text:span><text:span text:style-name="T7"> (8 de julio de 2020) dice que:</text:span></text:p>
      <text:p text:style-name="P19">En el mundo del software informático, el software de código abierto se refiere a la creación de software, al que se puede acceder libremente al código fuente subyacente. Esto permite su uso, estudio y modificación sin restricciones.</text:p>
      <text:p text:style-name="P19"/>
      <text:p text:style-name="P19">En seguridad informática, el debate continúa en cuanto a los méritos relativos de la divulgación completa de las vulnerabilidades de seguridad, frente a un enfoque de seguridad por oscuridad.</text:p>
      <text:p text:style-name="P19"/>
      <text:p text:style-name="P19">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6"/>
      <text:p text:style-name="P26"/>
      <text:p text:style-name="P33"><text:span text:style-name="T22">L</text:span>egibilidad</text:p>
      <text:p text:style-name="P27">Según el artículo <text:span text:style-name="T4">Readability of source code</text:span><text:span text:style-name="T7"> (14 de septiembre de 2020):</text:span></text:p>
      <text:p text:style-name="P19"><text:soft-page-break/>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9"/>
      <text:p text:style-name="P19">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9"/>
      <text:p text:style-name="P19">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9"/>
      <text:list xml:id="list392742650" text:style-name="L1">
        <text:list-item>
          <text:p text:style-name="P65">Diferentes estilos de sangría (espacios en blanco)</text:p>
        </text:list-item>
        <text:list-item>
          <text:p text:style-name="P65">Comentarios</text:p>
        </text:list-item>
        <text:list-item>
          <text:p text:style-name="P65">Descomposición</text:p>
        </text:list-item>
        <text:list-item>
          <text:p text:style-name="P65">Convenciones de nomenclatura para objetos (como variables, clases, procedimientos, etc.)</text:p>
        </text:list-item>
      </text:list>
      <text:p text:style-name="P19"/>
      <text:p text:style-name="P19">Los aspectos de presentación de esto (como sangrías, saltos de línea, resaltado de color, etc.) a menudo son manejados por el editor de código fuente, pero los aspectos de contenido reflejan el talento y las habilidades del programador.</text:p>
      <text:p text:style-name="P19"/>
      <text:p text:style-name="P19">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6"/>
      <text:p text:style-name="P26"/>
      <text:p text:style-name="P34">Entorno de Desarrollo</text:p>
      <text:p text:style-name="P29">Según el artículo <text:span text:style-name="T3">Deployment environment</text:span><text:span text:style-name="T11"> (5 de mayo de 2020):</text:span></text:p>
      <text:p text:style-name="P20">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1">(IDE)</text:span>, versiones diferentes o adicionales de bibliotecas y software de <text:span text:style-name="T30">apoyo</text:span>, etc., que no están presentes en el entorno de un usuario.</text:p>
      <text:p text:style-name="P20"/>
      <text:p text:style-name="P20">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6">de </text:span>una estación de trabajo individual, en <text:span text:style-name="T36">el </text:span>que se trabajan y prueban los cambios, puede denominarse <text:span text:style-name="T2">entorno local</text:span>, <text:span text:style-name="T5">entorno de pruebas</text:span><text:span text:style-name="T37"> </text:span>o <text:span text:style-name="T5">caja de arena</text:span><text:span text:style-name="T37"> (</text:span><text:span text:style-name="T38">sandbox</text:span><text:span text:style-name="T37">)</text:span>. La creación de la copia del repositorio <text:span text:style-name="T39">con el</text:span> código fuente en un entorno <text:soft-page-break/>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2">por </text:span>cada revisión. El concepto <text:span text:style-name="T43">a</text:span> nivel de código fuente de "confirmar un cambio en el repositorio", seguido de la construcción del tronco o rama, corresponde a presionar para liberar de local (entorno de<text:span text:style-name="T40">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6"/>
      <text:p text:style-name="P26"/>
      <text:p text:style-name="P35">Soportabilidad</text:p>
      <text:p text:style-name="P30">Según el artículo <text:span text:style-name="T63">Conceptos de Confiabilidad, Mantenibilidad y Soportabilidad</text:span><text:span text:style-name="T3"> </text:span><text:span text:style-name="T11">(</text:span><text:span text:style-name="T58">19</text:span><text:span text:style-name="T59"> de </text:span><text:span text:style-name="T58">abril</text:span><text:span text:style-name="T59"> de 20</text:span><text:span text:style-name="T58">17</text:span><text:span text:style-name="T11">): <text:tab/></text:span></text:p>
      <text:p text:style-name="P59">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55" text:outline-level="1"/>
      <text:h text:style-name="P54" text:outline-level="1"><text:span text:style-name="T61">Según el artículo </text:span><text:span text:style-name="T63">Capturing Architectural Requirement</text:span><text:span text:style-name="T62">s. </text:span><text:span text:style-name="T64">(</text:span><text:span text:style-name="T65">15 de noviembre de 2005</text:span><text:span text:style-name="T64">)</text:span><text:span text:style-name="T62">:</text:span></text:h>
      <text:p text:style-name="P58">La capacidad de soporte se refiere a características tales como capacidad de prueba, adaptabilidad, mantenibilidad, compatibilidad, configurabilidad, instalabilidad, escalabilidad y localización.</text:p>
      <text:p text:style-name="P37"/>
      <text:p text:style-name="P37"/>
      <text:p text:style-name="P36">Compatibilidad</text:p>
      <text:p text:style-name="P31">Según el artículo <text:span text:style-name="T2">Requisitos no funcionales</text:span><text:span text:style-name="T11">: </text:span></text:p>
      <text:p text:style-name="P60"><text:span text:style-name="T67">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61"/>
      <text:list xml:id="list3619564135" text:style-name="L2">
        <text:list-item>
          <text:p text:style-name="P66">Coexistencia: Capacidad del producto para coexistir con otro software independiente, en un entorno común, compartiendo recursos comunes sin detrimento.</text:p>
          <text:p text:style-name="P66"/>
        </text:list-item>
        <text:list-item>
          <text:p text:style-name="P66">Interoperabilidad: Capacidad de dos o más sistemas o componentes para intercambiar información y utilizar la información intercambiada.</text:p>
        </text:list-item>
      </text:list>
      <text:h text:style-name="P56" text:outline-level="1"/>
      <text:h text:style-name="P62" text:outline-level="1"><text:span text:style-name="T66">Ejemplo: </text:span><text:span text:style-name="T62">El sistema deberá ser compatible con los navegadores Internet Explorer 6 y Mozilla Firefox 3.</text:span></text:h>
      <text:p text:style-name="P78"><text:span text:style-name="T62"/></text:p>
      <text:p text:style-name="P75">Exactitud o precisión</text:p>
      <text:p text:style-name="P73">Según el artículo <text:span text:style-name="T2">What are Accuracy Requirements?</text:span><text:span text:style-name="T11">: <text:tab/></text:span></text:p>
      <text:p text:style-name="P72">No existe una definición estándar de un requisito no funcional de precisión. Se definirá para cada proyecto donde sea necesario especificarlo. Este principio es válido para todos los requisitos no funcionales.</text:p>
      <text:p text:style-name="P68"/>
      <text:p text:style-name="P68">Un punto general sobre los requisitos de precisión que, en principio, se aplica a todos los requisitos de todos modos: a menudo, el requisito de precisión se indicará como "La solución debe ser 100% precisa".</text:p>
      <text:p text:style-name="P68"/>
      <text:p text:style-name="P68"><text:soft-page-break/>Ser 100% exacto puede implicar una gran cantidad de verificación y doble verificación (para garantizar que los datos sean correctos), lo que puede hacer que entren en conflicto con otros 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verificación necesaria para garantizar que sea 100% precisa el 100% del tiempo para todos los clientes sería complicada, costosa y llevaría mucho tiempo).</text:p>
      <text:p text:style-name="P70"/>
      <text:p text:style-name="P76">Registrabilidad</text:p>
      <text:p text:style-name="P73">Según el artículo <text:span text:style-name="T2">Architectural Requirements</text:span><text:span text:style-name="T11">: <text:tab/></text:span></text:p>
      <text:p text:style-name="P70">Se trata de un requerimiento no funcional que está en el grupo de operabilidad (operability). Nos indica básicamente la capacidad de registrar logs como forma de seguimiento a las transacciones, operaciones o procesos que realiza un sistema.</text:p>
      <text:p text:style-name="P70"/>
      <text:p text:style-name="P69"><text:span text:style-name="T62">L</text:span><text:span text:style-name="T61">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71"/>
      <text:p text:style-name="P76">Understandability</text:p>
      <text:p text:style-name="P74">Según el <text:span text:style-name="T71">documento</text:span> <text:span text:style-name="T2">Non-Functional Requirements</text:span><text:span text:style-name="T11">: <text:tab/></text:span></text:p>
      <text:p text:style-name="P67">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p>
      <text:h text:style-name="P17" text:outline-level="2">Referencias</text:h>
      <text:p text:style-name="P16"/>
      <text:p text:style-name="P57">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42"/>
      <text:p text:style-name="P43">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41"/>
      <text:p text:style-name="P38"><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44"/>
      <text:p text:style-name="P39"><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45"/>
      <text:p text:style-name="P40"><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46"/>
      <text:p text:style-name="P47"><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47"/>
      <text:h text:style-name="P52" text:outline-level="1"><text:span text:style-name="T60">Conceptos de Confiabilidad, Mantenibilidad y Soportabilidad</text:span><text:span text:style-name="T44">. (</text:span><text:span text:style-name="T46">19</text:span><text:span text:style-name="T44"> de </text:span><text:span text:style-name="T46">abril</text:span><text:span text:style-name="T44"> de 20</text:span><text:span text:style-name="T46">17</text:span><text:span text:style-name="T44">). En </text:span><text:span text:style-name="Emphasis"><text:span text:style-name="T55">Scribd</text:span></text:span><text:span text:style-name="T44">. </text:span><text:span text:style-name="T45">Recuperado el 1</text:span><text:span text:style-name="T46">8</text:span><text:span text:style-name="T45"> de septiembre de 2020 desde </text:span><text:a xlink:type="simple" xlink:href="https://es.scribd.com/document/345774524/Conceptos-de-Confiabilidad-Mantenibilidad-y-Soportabilidad" text:style-name="Internet_20_link" text:visited-style-name="Visited_20_Internet_20_Link"><text:span text:style-name="T57">https://es.scribd.com/document/345774524/Conceptos-de-Confiabilidad-Mantenibilidad-y-Soportabilidad</text:span></text:a></text:h>
      <text:p text:style-name="P48"/>
      <text:h text:style-name="P52" text:outline-level="1"><text:span text:style-name="T60">Capturing Architectural Requirements</text:span><text:span text:style-name="T44">. </text:span><text:span text:style-name="T47">(</text:span><text:span text:style-name="T51">15 de noviembre de 2005</text:span><text:span text:style-name="T47">)</text:span><text:span text:style-name="T44"> En </text:span><text:span text:style-name="Emphasis"><text:span text:style-name="T55">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57">https://www.ibm.com/developerworks/rational/library/4706.html</text:span></text:a></text:h>
      <text:p text:style-name="P49"/>
      <text:h text:style-name="P53" text:outline-level="1"><text:span text:style-name="T60">Requisitos no funcionales</text:span><text:span text:style-name="T44">. En </text:span><text:span text:style-name="T56">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57">https://personales.unican.es/blancobc/apuntesis/modeladoUML/RNF/index.html</text:span></text:a></text:h>
      <text:p text:style-name="P50"/>
      <text:h text:style-name="P53" text:outline-level="1"><text:span text:style-name="T60">Especificación de Requisitos del Sistema</text:span><text:span text:style-name="T44">. </text:span><text:span text:style-name="T47">(</text:span><text:span text:style-name="T48">1</text:span><text:span text:style-name="T51"> de </text:span><text:span text:style-name="T52">marzo</text:span><text:span text:style-name="T51"> de 20</text:span><text:span text:style-name="T52">13</text:span><text:span text:style-name="T47">)</text:span><text:span text:style-name="T44"> En </text:span><text:span text:style-name="Emphasis"><text:span text:style-name="T55">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57">http://www.juntadeandalucia.es/servicios/madeja/contenido/recurso/407</text:span></text:a></text:h>
      <text:p text:style-name="P79"><text:span text:style-name="T57"/></text:p>
      <text:h text:style-name="P64" text:outline-level="1"><text:span text:style-name="T60">Non-Functional Requirements</text:span><text:span text:style-name="T44">. </text:span><text:span text:style-name="T47">(</text:span><text:span text:style-name="T50">12</text:span><text:span text:style-name="T51"> de </text:span><text:span text:style-name="T52">marzo</text:span><text:span text:style-name="T51"> de 20</text:span><text:span text:style-name="T54">08</text:span><text:span text:style-name="T47">)</text:span><text:span text:style-name="T44"> En </text:span><text:span text:style-name="Emphasis"><text:span text:style-name="T55">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s://www.site.uottawa.ca/~bochmann/SEG3101/Notes/SEG3101-ch3-4%20-%20Non-Functional%20Requirements%20-%20Qualities.pdf" text:style-name="Internet_20_link" text:visited-style-name="Visited_20_Internet_20_Link"><text:span text:style-name="T72">https://www.site.uottawa.ca/~bochmann/SEG3101/Notes/SEG3101-ch3-4%20-%20Non-Functional%20Requirements%20-%20Qualities.pdf</text:span></text:a></text:h>
      <text:p text:style-name="P80"/>
      <text:h text:style-name="P64" text:outline-level="1"><text:soft-page-break/><text:span text:style-name="T60">Architectural Requirements</text:span><text:span text:style-name="T44">. </text:span><text:span text:style-name="T47">(</text:span><text:span text:style-name="T49">30</text:span><text:span text:style-name="T51"> de </text:span><text:span text:style-name="T53">abril</text:span><text:span text:style-name="T51"> de 20</text:span><text:span text:style-name="T54">0</text:span><text:span text:style-name="T53">4</text:span><text:span text:style-name="T47">)</text:span><text:span text:style-name="T44"> </text:span><text:span text:style-name="T53">IBM</text:span><text:span text:style-name="T44">. </text:span><text:span text:style-name="T45">Recuperado el 1</text:span><text:span text:style-name="T46">8</text:span><text:span text:style-name="T45"> de septiembre de 2020 desde </text:span><text:a xlink:type="simple" xlink:href="https://www.ibm.com/developerworks/rational/library/4708.html" text:style-name="Internet_20_link" text:visited-style-name="Visited_20_Internet_20_Link"><text:span text:style-name="T72">https://www.ibm.com/developerworks/rational/library/4708.html</text:span></text:a></text:h>
      <text:p text:style-name="P81"/>
      <text:h text:style-name="P64" text:outline-level="1"><text:span text:style-name="T60">What are Accuracy Requirements?</text:span><text:span text:style-name="T44"> </text:span><text:span text:style-name="T47">(</text:span><text:span text:style-name="T53">02</text:span><text:span text:style-name="T51"> de </text:span><text:span text:style-name="T53">mayo</text:span><text:span text:style-name="T51"> de 20</text:span><text:span text:style-name="T53">18</text:span><text:span text:style-name="T47">)</text:span><text:span text:style-name="T44"> </text:span><text:span text:style-name="T49">R</text:span><text:span text:style-name="T53">equirements</text:span><text:span text:style-name="T44">. </text:span><text:span text:style-name="T45">Recuperado el 1</text:span><text:span text:style-name="T46">8</text:span><text:span text:style-name="T45"> de septiembre de 2020 desde </text:span><text:a xlink:type="simple" xlink:href="https://requirements.com/Content/What-is/what-are-accuracy-requirements#:~:text=For%20the%20purposes%20of%20this,will%20record%20or%20produce%20data" text:style-name="Internet_20_link" text:visited-style-name="Visited_20_Internet_20_Link"><text:span text:style-name="T57">https://requirements.com/Content/What-is/what-are-accuracy-requirements#:~:text=For%20the%20purposes%20of%20this,will%20record%20or%20produce%20data</text:span></text:a><text:a xlink:type="simple" xlink:href="https://requirements.com/Content/What-is/what-are-accuracy-requirements#:~:text=For%20the%20purposes%20of%20this,will%20record%20or%20produce%20data." text:style-name="Internet_20_link" text:visited-style-name="Visited_20_Internet_20_Link"><text:span text:style-name="T57">.</text:span></text:a></text:h>
      <text:p text:style-name="P50"/>
      <text:p text:style-name="P50"/>
      <text:p text:style-name="P50"/>
      <text:p text:style-name="P50"/>
      <text:p text:style-name="P49"/>
      <text:p text:style-name="P51"/>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scar Darío Botero Vargas</meta:initial-creator>
    <meta:creation-date>2019-12-15T15:55:36.764007651</meta:creation-date>
    <dc:date>2020-09-18T22:44:04.434000000</dc:date>
    <meta:editing-duration>P3DT23H1M13S</meta:editing-duration>
    <meta:editing-cycles>1974</meta:editing-cycles>
    <meta:generator>LibreOffice/7.0.1.2$Windows_X86_64 LibreOffice_project/7cbcfc562f6eb6708b5ff7d7397325de9e764452</meta:generator>
    <meta:document-statistic meta:table-count="0" meta:image-count="0" meta:object-count="0" meta:page-count="7" meta:paragraph-count="81" meta:word-count="1924" meta:character-count="13667" meta:non-whitespace-character-count="11818"/>
  </office:meta>
</office:document-meta>
</file>